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text-properties officeooo:paragraph-rsid="001bce4e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>
      <style:text-properties officeooo:paragraph-rsid="001df20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2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2pt" fo:font-style="normal" style:text-underline-style="none" fo:font-weight="normal" officeooo:rsid="001547a4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547a4"/>
    </style:style>
    <style:style style:name="T5" style:family="text">
      <style:text-properties fo:color="#ff0000" loext:opacity="100%" officeooo:rsid="00186e8d"/>
    </style:style>
    <style:style style:name="T6" style:family="text">
      <style:text-properties fo:color="#ff0000" loext:opacity="100%" officeooo:rsid="0018c05b"/>
    </style:style>
    <style:style style:name="T7" style:family="text">
      <style:text-properties fo:color="#ff0000" loext:opacity="100%" officeooo:rsid="001a4baf"/>
    </style:style>
    <style:style style:name="T8" style:family="text">
      <style:text-properties fo:color="#ff0000" loext:opacity="100%" officeooo:rsid="001bce4e"/>
    </style:style>
    <style:style style:name="T9" style:family="text">
      <style:text-properties fo:color="#ff0000" loext:opacity="100%" officeooo:rsid="001c2b1f"/>
    </style:style>
    <style:style style:name="T10" style:family="text">
      <style:text-properties fo:color="#ff0000" loext:opacity="100%" officeooo:rsid="001df20e"/>
    </style:style>
    <style:style style:name="T11" style:family="text">
      <style:text-properties officeooo:rsid="001df20e"/>
    </style:style>
    <style:style style:name="T12" style:family="text">
      <style:text-properties fo:color="#c9211e" loext:opacity="100%" officeooo:rsid="001df2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rading Sheet for MP <text:span text:style-name="T9">3</text:span></text:p>
      <text:p text:style-name="Standard"/>
      <text:p text:style-name="Standard">Group <text:span text:style-name="T3">#</text:span><text:span text:style-name="T10">3</text:span> (<text:span text:style-name="T12">Sarkar, Tanmay</text:span><text:span text:style-name="T4">; </text:span><text:span text:style-name="T10">Caso, Nick</text:span>) (Only list the names of those who were present)</text:p>
      <text:p text:style-name="Standard"><text:tab/>[20%] Were all members present? (<text:span text:style-name="T3">Y</text:span>) </text:p>
      <text:p text:style-name="Standard"><text:tab/>Did the group do a five-minute demo? (<text:span text:style-name="T3">Y</text:span>)</text:p>
      <text:p text:style-name="Standard"><text:tab/>Task 1: (<text:span text:style-name="T3">Yes</text:span>)</text:p>
      <text:p text:style-name="Standard"><text:tab/>Task 2: (<text:span text:style-name="T3">Yes</text:span>)</text:p>
      <text:p text:style-name="Standard"><text:tab/>Task 3: (<text:span text:style-name="T3">Yes</text:span>)</text:p>
      <text:p text:style-name="Standard"/>
      <text:p text:style-name="Standard">Group <text:span text:style-name="T3">#</text:span><text:span text:style-name="T5">11</text:span> (<text:span text:style-name="T12">Boesch, Lexy</text:span><text:span text:style-name="T5">;</text:span> <text:span text:style-name="T10">Chastain, Colby</text:span>) (Only list the names of those who were present)</text:p>
      <text:p text:style-name="Standard"><text:tab/>[20%] Were all members present? (<text:span text:style-name="T3">Y</text:span>)</text:p>
      <text:p text:style-name="Standard"><text:tab/>Did the group do a five-minute demo? (<text:span text:style-name="T3">Y</text:span>)</text:p>
      <text:p text:style-name="P2">Task 1: (<text:span text:style-name="T3">Yes</text:span>)</text:p>
      <text:p text:style-name="Standard"><text:tab/>Task 2: (<text:span text:style-name="T3">Yes</text:span>)</text:p>
      <text:p text:style-name="Standard"><text:tab/>Task 3: (<text:span text:style-name="T3">Yes</text:span>)</text:p>
      <text:p text:style-name="Standard"/>
      <text:p text:style-name="P5">Group <text:span text:style-name="T3">#</text:span><text:span text:style-name="T10">27</text:span> (<text:span text:style-name="T6">dos Santos-Becker, </text:span><text:span text:style-name="T10">Joshua</text:span><text:span text:style-name="T6">;</text:span> <text:span text:style-name="T6">Cieslewicz, Cole</text:span>) (Only list the names of those who were present)</text:p>
      <text:p text:style-name="Standard"><text:tab/>[20%] Were all members present? (<text:span text:style-name="T3">Y</text:span>)</text:p>
      <text:p text:style-name="Standard"><text:tab/>Did the group do a five-minute demo? (<text:span text:style-name="T3">Y</text:span>)</text:p>
      <text:p text:style-name="Standard"><text:tab/>Task 1: (<text:span text:style-name="T3">Yes</text:span>)</text:p>
      <text:p text:style-name="Standard"><text:tab/>Task 2: (<text:span text:style-name="T3">Yes</text:span>)</text:p>
      <text:p text:style-name="Standard"><text:tab/>Task 3: (<text:span text:style-name="T10">Yes</text:span>)</text:p>
      <text:p text:style-name="Standard"/>
      <text:p text:style-name="P5">Group <text:span text:style-name="T3">#</text:span><text:span text:style-name="T10">19</text:span> (<text:span text:style-name="T6">Tanner Cox, Justin Yap</text:span>) (Only list the names of those who were present)</text:p>
      <text:p text:style-name="P3"><text:tab/>[20%] Were all members present? (<text:span text:style-name="T3">Y</text:span>)</text:p>
      <text:p text:style-name="P3"><text:tab/>Did the group do a five-minute demo? (<text:span text:style-name="T3">Y</text:span>)</text:p>
      <text:p text:style-name="P3"><text:tab/>Task 1: (<text:span text:style-name="T3">Yes</text:span>)</text:p>
      <text:p text:style-name="P3"><text:tab/>Task 2: (<text:span text:style-name="T3">Yes</text:span>)</text:p>
      <text:p text:style-name="P3"><text:tab/>Task 3: (<text:span text:style-name="T8">Yes</text:span>)</text:p>
      <text:p text:style-name="Standard"/>
      <text:p text:style-name="Standard">Important: </text:p>
      <text:p text:style-name="Standard">For presenting groups: Plagiarism of MPs will result in 0 point for the assignment and referral to AHSO</text:p>
      <text:p text:style-name="Standard">For graders: Failure to identify *obvious* mistakes (e.g. absence, lack of five-minute demo, etc.) will result in 50% penal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2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2pt" fo:font-style="normal" style:text-underline-style="none" fo:font-weight="normal" officeooo:rsid="001547a4" style:font-name-asian="Calibri1" style:font-size-asian="12pt" style:font-style-asian="normal" style:font-weight-asian="normal" style:font-name-complex="Calibri1" style:font-size-complex="12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eer-grader name: </text:span><text:span text:style-name="MT2">Maxwell, Cedar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6:15:00</meta:creation-date>
    <meta:initial-creator>Microsoft Office User</meta:initial-creator>
    <meta:generator>LibreOffice/24.2.6.2$Linux_X86_64 LibreOffice_project/420$Build-2</meta:generator>
    <dc:date>2024-10-25T17:12:30.774617935</dc:date>
    <meta:editing-duration>PT1H15M49S</meta:editing-duration>
    <meta:editing-cycles>8</meta:editing-cycles>
    <meta:document-statistic meta:table-count="0" meta:image-count="0" meta:object-count="0" meta:page-count="1" meta:paragraph-count="29" meta:word-count="200" meta:character-count="1129" meta:non-whitespace-character-count="937"/>
  </office:meta>
</office:document-meta>
</file>